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bea5" officeooo:paragraph-rsid="001d2342"/>
    </style:style>
    <style:style style:name="P2" style:family="paragraph" style:parent-style-name="Standard">
      <style:text-properties officeooo:paragraph-rsid="00263d94"/>
    </style:style>
    <style:style style:name="P3" style:family="paragraph" style:parent-style-name="Standard">
      <style:text-properties officeooo:rsid="0020bea5" officeooo:paragraph-rsid="00263d94"/>
    </style:style>
    <style:style style:name="P4" style:family="paragraph" style:parent-style-name="Standard">
      <style:text-properties officeooo:rsid="0020bea5" officeooo:paragraph-rsid="001d2342"/>
    </style:style>
    <style:style style:name="T1" style:family="text">
      <style:text-properties officeooo:rsid="001d2342"/>
    </style:style>
    <style:style style:name="T2" style:family="text">
      <style:text-properties officeooo:rsid="00263d94"/>
    </style:style>
    <style:style style:name="T3" style:family="text">
      <style:text-properties officeooo:rsid="00264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ttps://github.com/paperwm/PaperWM/tree/gnome-44:</text:p>
      <text:p text:style-name="P1"/>
      <text:p text:style-name="P2">1. изменение способа замощения экрана клиентами: <text:span text:style-name="T1">S</text:span><text:span text:style-name="T2">uper+CTRL+ARROW (для изменения положения слева-справа, </text:span><text:span text:style-name="T3">сверху-снизу</text:span><text:span text:style-name="T2">), Super+I/Super+O (взять в себя окно справ для образования колонки).</text:span></text:p>
      <text:p text:style-name="P2">2. переключение между клиентами: <text:span text:style-name="T1">Super+</text:span><text:span text:style-name="T2">Left/Up</text:span></text:p>
      <text:p text:style-name="P2">3. перемещение клиентов на другие теги/столы/экраны: <text:span text:style-name="T2">Super+Shift+Ctrl+Arrow</text:span></text:p>
      <text:p text:style-name="P2">4. завершение клиентов: <text:span text:style-name="T1">ALT+F4</text:span></text:p>
      <text:p text:style-name="P2">5. запуск терминала по умолчанию: <text:span text:style-name="T1">CTRL+Alt+T</text:span></text:p>
      <text:p text:style-name="P2">6. изменение размера клиентов: <text:span text:style-name="T1">SUPER + </text:span><text:span text:style-name="T2">R + ARROW</text:span></text:p>
      <text:p text:style-name="P2">7. развёртывание клиента на всё пространство и на весь экран. <text:span text:style-name="T1">SUPER + </text:span><text:span text:style-name="T3">Shift + F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34:37.778070818</meta:creation-date>
    <meta:generator>LibreOffice/7.4.7.2$Linux_X86_64 LibreOffice_project/40$Build-2</meta:generator>
    <dc:date>2024-12-15T18:56:55.752226480</dc:date>
    <meta:editing-duration>PT2H17M5S</meta:editing-duration>
    <meta:editing-cycles>6</meta:editing-cycles>
    <meta:document-statistic meta:table-count="0" meta:image-count="0" meta:object-count="0" meta:page-count="1" meta:paragraph-count="8" meta:word-count="68" meta:character-count="558" meta:non-whitespace-character-count="498"/>
  </office:meta>
</office:document-meta>
</file>